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15d83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Δομές Δεδομένων</text:h>
      <text:p text:style-name="Standard">Ά<text:span text:style-name="T1">σκηση 1</text:span></text:p>
      <text:p text:style-name="Standard"/>
      <text:p text:style-name="Standard">Αρχικοποιήστε μια κενή στοίβα και μια κενή ουρά.</text:p>
      <text:p text:style-name="Standard"/>
      <text:p text:style-name="Standard">Σπρώξτε το κενό σύνολο στη στοίβα.</text:p>
      <text:p text:style-name="Standard"/>
      <text:p text:style-name="Standard">Ενώ η στοίβα δεν είναι άδεια, κάντε τα εξής:</text:p>
      <text:p text:style-name="Standard">a. Βγάλτε το κορυφαίο σύνολο από τη στοίβα.</text:p>
      <text:p text:style-name="Standard">b. Αν το σύνολο δεν είναι άδειο, προσθέστε το στην ουρά.</text:p>
      <text:p text:style-name="Standard">c. Για κάθε στοιχείο του αρχικού συνόλου που δεν βρίσκεται ήδη στο τρέχον σύνολο, κάντε τα εξής:</text:p>
      <text:p text:style-name="Standard">i. Δημιουργήστε ένα νέο σύνολο που περιλαμβάνει το τρέχον σύνολο και το νέο στοιχείο.</text:p>
      <text:p text:style-name="Standard">ii. Σπρώξτε το νέο σύνολο στη στοίβα.</text:p>
      <text:p text:style-name="Standard">Όταν η στοίβα είναι άδεια, η ουρά θα περιέχει όλα τα πιθανά υποσύνολα του αρχικού συνόλου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3:12:38.432852396</meta:creation-date>
    <dc:date>2023-03-29T13:15:14.552293432</dc:date>
    <meta:editing-duration>PT2M37S</meta:editing-duration>
    <meta:editing-cycles>1</meta:editing-cycles>
    <meta:document-statistic meta:table-count="0" meta:image-count="0" meta:object-count="0" meta:page-count="1" meta:paragraph-count="11" meta:word-count="100" meta:character-count="556" meta:non-whitespace-character-count="467"/>
    <meta:generator>LibreOffice/7.3.7.2$Linux_X86_64 LibreOffice_project/30$Build-2</meta:generator>
  </office:meta>
</office:document-meta>
</file>